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0.700696" calcext:value-type="float">
            <text:p>0,700696</text:p>
          </table:table-cell>
          <table:table-cell office:value-type="float" office:value="83642.1" calcext:value-type="float">
            <text:p>83642,1</text:p>
          </table:table-cell>
          <table:table-cell office:value-type="float" office:value="12845" calcext:value-type="float">
            <text:p>12845</text:p>
          </table:table-cell>
          <table:table-cell table:formula="of:=[.G5]-[.F5]" office:value-type="float" office:value="0.0799999999999983" calcext:value-type="float">
            <text:p>0,0799999999999983</text:p>
          </table:table-cell>
          <table:table-cell office:value-type="float" office:value="53.39" calcext:value-type="float">
            <text:p>53,39</text:p>
          </table:table-cell>
          <table:table-cell office:value-type="float" office:value="53.47" calcext:value-type="float">
            <text:p>53,4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0.765748" calcext:value-type="float">
            <text:p>0,765748</text:p>
          </table:table-cell>
          <table:table-cell office:value-type="float" office:value="89355.4" calcext:value-type="float">
            <text:p>89355,4</text:p>
          </table:table-cell>
          <table:table-cell office:value-type="float" office:value="13374.44" calcext:value-type="float">
            <text:p>13374,44</text:p>
          </table:table-cell>
          <table:table-cell table:formula="of:=[.G7]-[.F7]" office:value-type="float" office:value="0.149999999999999" calcext:value-type="float">
            <text:p>0,149999999999999</text:p>
          </table:table-cell>
          <table:table-cell office:value-type="float" office:value="53.15" calcext:value-type="float">
            <text:p>53,15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515259" calcext:value-type="float">
            <text:p>0,515259</text:p>
          </table:table-cell>
          <table:table-cell office:value-type="float" office:value="63740.87" calcext:value-type="float">
            <text:p>63740,87</text:p>
          </table:table-cell>
          <table:table-cell office:value-type="float" office:value="12845.92" calcext:value-type="float">
            <text:p>12845,92</text:p>
          </table:table-cell>
          <table:table-cell table:formula="of:=[.G9]-[.F9]" office:value-type="float" office:value="0" calcext:value-type="float">
            <text:p>0</text:p>
          </table:table-cell>
          <table:table-cell table:number-columns-repeated="2" office:value-type="float" office:value="53.24" calcext:value-type="float">
            <text:p>53,24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-0.065052" calcext:value-type="float">
            <text:p>-0,065052</text:p>
          </table:table-cell>
          <table:table-cell/>
          <table:table-cell table:formula="of:=-VLOOKUP([.G$5];[$Data.$A$4:$Data.$E$9];2;0) + VLOOKUP([.$A7];[$Data.$A$4:$Data.$E$9];2;0)" office:value-type="float" office:value="0.185437" calcext:value-type="float">
            <text:p>0,18543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0.065052" calcext:value-type="float">
            <text:p>0,065052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250489" calcext:value-type="float">
            <text:p>0,25048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185437" calcext:value-type="float">
            <text:p>-0,185437</text:p>
          </table:table-cell>
          <table:table-cell/>
          <table:table-cell table:formula="of:=-VLOOKUP([.E$5];[$Data.$A$4:$Data.$E$9];2;0) + VLOOKUP([.$A11];[$Data.$A$4:$Data.$E$9];2;0)" office:value-type="float" office:value="-0.250489" calcext:value-type="float">
            <text:p>-0,250489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-5713.29999999999" calcext:value-type="float">
            <text:p>-5713,29999999999</text:p>
          </table:table-cell>
          <table:table-cell/>
          <table:table-cell table:formula="of:=-VLOOKUP([.G$5];[$Data.$A$4:$Data.$E$9];3;0) + VLOOKUP([.$A18];[$Data.$A$4:$Data.$E$9];3;0)" office:value-type="float" office:value="19901.23" calcext:value-type="float">
            <text:p>19901,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5713.29999999999" calcext:value-type="float">
            <text:p>5713,29999999999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25614.53" calcext:value-type="float">
            <text:p>25614,5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19901.23" calcext:value-type="float">
            <text:p>-19901,23</text:p>
          </table:table-cell>
          <table:table-cell/>
          <table:table-cell table:formula="of:=-VLOOKUP([.E$5];[$Data.$A$4:$Data.$E$9];3;0) + VLOOKUP([.$A22];[$Data.$A$4:$Data.$E$9];3;0)" office:value-type="float" office:value="-25614.53" calcext:value-type="float">
            <text:p>-25614,53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529.440000000001" calcext:value-type="float">
            <text:p>-529,440000000001</text:p>
          </table:table-cell>
          <table:table-cell/>
          <table:table-cell table:formula="of:=-VLOOKUP([.G$5];[$Data.$A$4:$Data.$E$9];4;0) + VLOOKUP([.$A29];[$Data.$A$4:$Data.$E$9];4;0)" office:value-type="float" office:value="-0.920000000000073" calcext:value-type="float">
            <text:p>-0,9200000000000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529.440000000001" calcext:value-type="float">
            <text:p>529,440000000001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528.52" calcext:value-type="float">
            <text:p>528,52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0.920000000000073" calcext:value-type="float">
            <text:p>0,920000000000073</text:p>
          </table:table-cell>
          <table:table-cell/>
          <table:table-cell table:formula="of:=-VLOOKUP([.E$5];[$Data.$A$4:$Data.$E$9];4;0) + VLOOKUP([.$A33];[$Data.$A$4:$Data.$E$9];4;0)" office:value-type="float" office:value="-528.52" calcext:value-type="float">
            <text:p>-528,52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-0.0700000000000003" calcext:value-type="float">
            <text:p>-0,0700000000000003</text:p>
          </table:table-cell>
          <table:table-cell/>
          <table:table-cell table:formula="of:=-VLOOKUP([.G$5];[$Data.$A$4:$Data.$E$9];5;0) + VLOOKUP([.$A40];[$Data.$A$4:$Data.$E$9];5;0)" office:value-type="float" office:value="0.0799999999999983" calcext:value-type="float">
            <text:p>0,07999999999999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0.0700000000000003" calcext:value-type="float">
            <text:p>0,0700000000000003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0.149999999999999" calcext:value-type="float">
            <text:p>0,14999999999999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-0.0799999999999983" calcext:value-type="float">
            <text:p>-0,0799999999999983</text:p>
          </table:table-cell>
          <table:table-cell/>
          <table:table-cell table:formula="of:=-VLOOKUP([.E$5];[$Data.$A$4:$Data.$E$9];5;0) + VLOOKUP([.$A44];[$Data.$A$4:$Data.$E$9];5;0)" office:value-type="float" office:value="-0.149999999999999" calcext:value-type="float">
            <text:p>-0,149999999999999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1252445" calcext:value-type="float">
            <text:p>0,01</text:p>
          </table:table-cell>
          <table:table-cell table:style-name="ce14" office:value-type="float" office:value="1280.7265" calcext:value-type="float">
            <text:p>1280,7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250489" calcext:value-type="float">
            <text:p>0,03</text:p>
          </table:table-cell>
          <table:table-cell table:style-name="ce14" table:formula="of:=[.C4]*2" office:value-type="float" office:value="2561.453" calcext:value-type="float">
            <text:p>2561,4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1" calcext:value-type="float">
            <text:p>1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 office:value-type="float" office:value="1" calcext:value-type="float">
            <text:p>1,00</text:p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0" calcext:value-type="float">
            <text:p>0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>
            <text:p/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1" calcext:value-type="float">
            <text:p>1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0" calcext:value-type="float">
            <text:p>0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>
            <text:p/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1" calcext:value-type="float">
            <text:p>1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0" calcext:value-type="float">
            <text:p>0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1" calcext:value-type="float">
            <text:p>1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1" calcext:value-type="float">
            <text:p>1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0" calcext:value-type="float">
            <text:p>0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</number:time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minutes number:style="long"/>
      <number:text>:</number:text>
      <number:seconds number:style="long" number:decimal-places="1"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">
      <number:number number:decimal-places="3" number:min-decimal-places="3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date-style style:name="N13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">
      <number:number number:decimal-places="4" number:min-decimal-places="4"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6:10:14.911737739</dc:date>
    <meta:editing-duration>PT1H9M24S</meta:editing-duration>
    <meta:editing-cycles>10</meta:editing-cycles>
    <meta:generator>LibreOffice/7.3.7.2$Linux_X86_64 LibreOffice_project/30$Build-2</meta:generator>
    <meta:document-statistic meta:table-count="3" meta:cell-count="239" meta:object-count="0"/>
  </office:meta>
</office:document-meta>
</file>